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ahoma" svg:font-family="Tahoma" style:font-family-generic="roman"/>
    <style:font-face style:name="Arial1" svg:font-family="Arial" style:font-family-generic="swiss"/>
    <style:font-face style:name="Arial" svg:font-family="Arial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text-properties style:font-name="F" fo:font-size="12pt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F" fo:font-size="12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51cm" svg:stroke-color="#000000" draw:marker-start="" draw:marker-start-width="0.337cm" draw:marker-start-center="false" draw:marker-end="" draw:marker-end-width="0.337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56cm" fo:min-width="17.14cm" fo:padding-top="0.143cm" fo:padding-bottom="0.143cm" fo:padding-left="0.263cm" fo:padding-right="0.263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style-name="gr1" draw:text-style-name="P2" svg:width="17.64cm" svg:height="8.82cm" svg:x="0.972cm" svg:y="8.467cm"><text:p text:style-name="P1"><text:span text:style-name="T1">ショベルの歌</text:span></text:p><text:p text:style-name="P1"><text:span text:style-name="T1"/></text:p><draw:enhanced-geometry svg:viewBox="0 0 21600 21600" draw:text-path="true" draw:text-path-mode="shape" draw:text-path-scale="path" draw:text-path-same-letter-heights="false" draw:text-areas="0 0 21600 21600" draw:type="fontwork-fade-down" draw:modifiers="7200" draw:enhanced-path="M 0 0 L 21600 0 N M ?f0 21600 L ?f1 21600 N"><draw:equation draw:name="f0" draw:formula="$0 "/><draw:equation draw:name="f1" draw:formula="21600-$0 "/><draw:handle draw:handle-position="$0 21600" draw:handle-range-x-minimum="0" draw:handle-range-x-maximum="10800"/></draw:enhanced-geometry></draw:custom-shape>ショベルの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ahoma" svg:font-family="Tahoma" style:font-family-generic="roman"/>
    <style:font-face style:name="Arial1" svg:font-family="Arial" style:font-family-generic="swiss"/>
    <style:font-face style:name="Arial" svg:font-family="Arial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4:40:39.377000000</meta:creation-date>
    <dc:date>2019-10-13T14:44:15.669000000</dc:date>
    <meta:editing-duration>PT3M37S</meta:editing-duration>
    <meta:editing-cycles>1</meta:editing-cycles>
    <meta:document-statistic meta:table-count="0" meta:image-count="0" meta:object-count="0" meta:page-count="1" meta:paragraph-count="1" meta:word-count="6" meta:character-count="6" meta:non-whitespace-character-count="6"/>
    <meta:generator>LibreOffice/6.2.5.2$Windows_X86_64 LibreOffice_project/1ec314fa52f458adc18c4f025c545a4e8b22c159</meta:generator>
  </office:meta>
</office:document-meta>
</file>